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766cm" fo:min-width="1.532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0.322cm" fo:min-width="0.516cm"/>
    </style:style>
    <style:style style:name="gr4" style:family="graphic" style:parent-style-name="standard">
      <style:graphic-properties draw:textarea-horizontal-align="justify" draw:textarea-vertical-align="middle" draw:auto-grow-height="false" fo:min-height="0.379cm" fo:min-width="0.578cm"/>
    </style:style>
    <style:style style:name="gr5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032cm" svg:height="1.016cm" svg:x="8.239cm" svg:y="3.032cm">
          <text:p text:style-name="P1">delay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9.255cm" svg:y1="4.048cm" svg:x2="9.255cm" svg:y2="6.461cm">
          <text:p/>
        </draw:line>
        <draw:custom-shape draw:style-name="gr3" draw:text-style-name="P1" draw:layer="layout" svg:width="2.032cm" svg:height="1.143cm" svg:x="8.239cm" svg:y="6.461cm">
          <text:p text:style-name="P1">beq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2" draw:layer="layout" svg:x1="10.271cm" svg:y1="7.096cm" svg:x2="12.557cm" svg:y2="7.096cm">
          <text:p/>
        </draw:line>
        <draw:custom-shape draw:style-name="gr4" draw:text-style-name="P1" draw:layer="layout" svg:width="1.524cm" svg:height="0.889cm" svg:x="12.557cm" svg:y="6.588cm">
          <text:p text:style-name="P1">fi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032cm" svg:height="1.016cm" svg:x="8.239cm" svg:y="8.747cm">
          <text:p text:style-name="P1">movi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9.255cm" svg:y1="7.604cm" svg:x2="9.255cm" svg:y2="8.747cm">
          <text:p/>
        </draw:line>
        <draw:custom-shape draw:style-name="gr3" draw:text-style-name="P1" draw:layer="layout" svg:width="2.032cm" svg:height="1.143cm" svg:x="8.239cm" svg:y="10.906cm">
          <text:p text:style-name="P1">beq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2" draw:layer="layout" svg:x1="9.255cm" svg:y1="9.763cm" svg:x2="9.255cm" svg:y2="10.906cm">
          <text:p/>
        </draw:line>
        <draw:custom-shape draw:style-name="gr4" draw:text-style-name="P1" xml:id="id2" draw:id="id2" draw:layer="layout" svg:width="1.524cm" svg:height="0.889cm" svg:x="12.557cm" svg:y="11.033cm">
          <text:p text:style-name="P1">out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0.271cm" svg:y1="11.414cm" svg:x2="12.557cm" svg:y2="11.414cm">
          <text:p/>
        </draw:line>
        <draw:line draw:style-name="gr2" draw:text-style-name="P2" xml:id="id5" draw:id="id5" draw:layer="layout" svg:x1="10.652cm" svg:y1="3.54cm" svg:x2="10.271cm" svg:y2="3.54cm">
          <text:p/>
        </draw:line>
        <draw:custom-shape draw:style-name="gr1" draw:text-style-name="P1" draw:layer="layout" svg:width="2.032cm" svg:height="1.016cm" svg:x="8.239cm" svg:y="13.827cm">
          <text:p text:style-name="P1">subi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9.255cm" svg:y1="12.049cm" svg:x2="9.255cm" svg:y2="13.827cm">
          <text:p/>
        </draw:line>
        <draw:custom-shape draw:style-name="gr3" draw:text-style-name="P1" xml:id="id1" draw:id="id1" draw:layer="layout" svg:width="2.032cm" svg:height="1.143cm" svg:x="8.239cm" svg:y="16.367cm">
          <text:p text:style-name="P1">b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2" draw:layer="layout" svg:x1="9.255cm" svg:y1="14.843cm" svg:x2="9.255cm" svg:y2="16.494cm">
          <text:p/>
        </draw:line>
        <draw:custom-shape draw:style-name="gr3" draw:text-style-name="P1" xml:id="id4" draw:id="id4" draw:layer="layout" svg:width="2.032cm" svg:height="1.143cm" svg:x="15.351cm" svg:y="10.906cm">
          <text:p text:style-name="P1">b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2" draw:layer="layout" svg:x1="14.081cm" svg:y1="11.541cm" svg:x2="15.351cm" svg:y2="11.541cm">
          <text:p/>
        </draw:line>
        <draw:connector draw:style-name="gr5" draw:text-style-name="P1" draw:layer="layout" svg:x1="10.271cm" svg:y1="16.939cm" svg:x2="13.319cm" svg:y2="11.922cm" draw:start-shape="id1" draw:start-glue-point="7" draw:end-shape="id2" draw:end-glue-point="8" svg:d="M10271 16939h3048v-5017" svg:viewBox="0 0 3049 5018">
          <text:p/>
        </draw:connector>
        <draw:line draw:style-name="gr2" draw:text-style-name="P2" xml:id="id3" draw:id="id3" draw:layer="layout" svg:x1="7.096cm" svg:y1="11.541cm" svg:x2="8.366cm" svg:y2="11.541cm">
          <text:p/>
        </draw:line>
        <draw:connector draw:style-name="gr5" draw:text-style-name="P1" draw:layer="layout" svg:x1="7.096cm" svg:y1="11.541cm" svg:x2="8.239cm" svg:y2="16.939cm" draw:start-shape="id3" draw:start-glue-point="3" draw:end-shape="id1" draw:end-glue-point="5" svg:d="M7096 11541v5398h1143" svg:viewBox="0 0 1144 5399">
          <text:p/>
        </draw:connector>
        <draw:connector draw:style-name="gr5" draw:text-style-name="P1" draw:layer="layout" svg:x1="17.383cm" svg:y1="11.478cm" svg:x2="10.652cm" svg:y2="3.54cm" draw:start-shape="id4" draw:start-glue-point="7" draw:end-shape="id5" draw:end-glue-point="1" svg:d="M17383 11478h502v-7938h-7233" svg:viewBox="0 0 7234 793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31T15:35:20.493120246</meta:creation-date>
    <dc:date>2017-08-31T15:55:46.083482724</dc:date>
    <meta:editing-duration>PT9M33S</meta:editing-duration>
    <meta:editing-cycles>1</meta:editing-cycles>
    <meta:document-statistic meta:object-count="22"/>
    <meta:generator>LibreOffice/5.1.6.2$Linux_X86_64 LibreOffice_project/10m0$Build-2</meta:generator>
  </office:meta>
</office:document-meta>
</file>